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800000070E8186428.jpg" manifest:media-type=""/>
  <manifest:file-entry manifest:full-path="Pictures/100000000000018700000061FAE4610B.jpg" manifest:media-type=""/>
  <manifest:file-entry manifest:full-path="Pictures/1000000000000425000000924F85EBB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_5f_header" style:display-name="table_header" style:family="table">
      <style:table-properties style:width="17.754cm" table:align="margins" style:writing-mode="lr-tb"/>
    </style:style>
    <style:style style:name="table_5f_header.A" style:display-name="table_header.A" style:family="table-column">
      <style:table-column-properties style:column-width="10.107cm" style:rel-column-width="37309*"/>
    </style:style>
    <style:style style:name="table_5f_header.B" style:display-name="table_header.B" style:family="table-column">
      <style:table-column-properties style:column-width="3.822cm" style:rel-column-width="14109*"/>
    </style:style>
    <style:style style:name="table_5f_header.C" style:display-name="table_header.C" style:family="table-column">
      <style:table-column-properties style:column-width="0.676cm" style:rel-column-width="2493*"/>
    </style:style>
    <style:style style:name="table_5f_header.D" style:display-name="table_header.D" style:family="table-column">
      <style:table-column-properties style:column-width="3.149cm" style:rel-column-width="11624*"/>
    </style:style>
    <style:style style:name="table_5f_header.A1" style:display-name="table_header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_5f_header.B1" style:display-name="table_header.B1" style:family="table-cell">
      <style:table-cell-properties style:vertical-align="middle" fo:padding="0.097cm" fo:border="0.05pt solid #000000"/>
    </style:style>
    <style:style style:name="table_5f_header.A2" style:display-name="table_header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_5f_header.B2" style:display-name="table_header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754cm" table:align="margins" style:writing-mode="lr-tb"/>
    </style:style>
    <style:style style:name="Tabela1.A" style:family="table-column">
      <style:table-column-properties style:column-width="1.72cm" style:rel-column-width="6348*"/>
    </style:style>
    <style:style style:name="Tabela1.B" style:family="table-column">
      <style:table-column-properties style:column-width="8.414cm" style:rel-column-width="31058*"/>
    </style:style>
    <style:style style:name="Tabela1.C" style:family="table-column">
      <style:table-column-properties style:column-width="3.18cm" style:rel-column-width="11739*"/>
    </style:style>
    <style:style style:name="Tabela1.D" style:family="table-column">
      <style:table-column-properties style:column-width="4.44cm" style:rel-column-width="163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-asian="Bookman Old Style" style:font-name-complex="Bookman Old Style"/>
    </style:style>
    <style:style style:name="P2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P3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P4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P5" style:family="paragraph" style:parent-style-name="Table_20_Contents">
      <style:paragraph-properties fo:line-height="100%" fo:text-align="start" style:justify-single-word="false"/>
      <style:text-properties fo:font-weight="bold" officeooo:paragraph-rsid="001fac1e" style:font-weight-asian="bold" style:font-weight-complex="bold"/>
    </style:style>
    <style:style style:name="P6" style:family="paragraph" style:parent-style-name="Table_20_Contents">
      <style:paragraph-properties fo:line-height="100%" fo:text-align="start" style:justify-single-word="false"/>
      <style:text-properties fo:font-weight="bold" officeooo:paragraph-rsid="00217020" style:font-weight-asian="bold" style:font-weight-complex="bold"/>
    </style:style>
    <style:style style:name="P7" style:family="paragraph" style:parent-style-name="Table_20_Contents">
      <style:paragraph-properties fo:line-height="100%" fo:text-align="start" style:justify-single-word="false"/>
      <style:text-properties fo:font-weight="bold" officeooo:paragraph-rsid="0046cde5" style:font-weight-asian="bold" style:font-weight-complex="bold"/>
    </style:style>
    <style:style style:name="P8" style:family="paragraph" style:parent-style-name="Table_20_Contents">
      <style:paragraph-properties fo:line-height="100%" fo:text-align="start" style:justify-single-word="false"/>
      <style:text-properties fo:font-weight="bold" officeooo:paragraph-rsid="0042a3bd" style:font-weight-asian="bold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font-weight="bold" officeooo:paragraph-rsid="0027ecfa" style:font-weight-asian="bold" style:font-weight-complex="bold"/>
    </style:style>
    <style:style style:name="P10" style:family="paragraph" style:parent-style-name="Table_20_Contents">
      <style:paragraph-properties fo:line-height="100%" fo:text-align="start" style:justify-single-word="false"/>
      <style:text-properties fo:font-weight="bold" officeooo:paragraph-rsid="004e81e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ff2ad" officeooo:paragraph-rsid="002ff2a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ff2ad" officeooo:paragraph-rsid="002ff2ad"/>
    </style:style>
    <style:style style:name="P13" style:family="paragraph" style:parent-style-name="Table_20_Contents">
      <style:paragraph-properties fo:line-height="100%" fo:text-align="start" style:justify-single-word="false"/>
      <style:text-properties officeooo:paragraph-rsid="001fac1e"/>
    </style:style>
    <style:style style:name="P14" style:family="paragraph" style:parent-style-name="Standard">
      <style:paragraph-properties fo:line-height="100%" fo:text-align="justify" style:justify-single-word="false"/>
      <style:text-properties fo:font-size="8pt" fo:font-weight="bold" officeooo:rsid="001fac1e" officeooo:paragraph-rsid="001fac1e" style:font-size-asian="8pt" style:font-weight-asian="bold" style:font-size-complex="8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427c8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line-height="100%" fo:text-align="center" style:justify-single-word="false" fo:background-color="transparent" style:shadow="none">
        <style:background-image/>
      </style:paragraph-properties>
      <style:text-properties fo:font-weight="bold" officeooo:rsid="002ff2ad" officeooo:paragraph-rsid="002ff2ad" style:font-weight-asian="bold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2d95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font-size="12pt" fo:font-weight="bold" officeooo:rsid="0022d95c" officeooo:paragraph-rsid="0022d95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font-size="12pt" fo:font-weight="bold" officeooo:rsid="0022d95c" officeooo:paragraph-rsid="005219bc" style:font-size-asian="10.5pt" style:font-weight-asian="bold" style:font-size-complex="12pt" style:font-weight-complex="bold"/>
    </style:style>
    <style:style style:name="P21" style:family="paragraph" style:parent-style-name="Heading_20_5"/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-asian="Bookman Old Style" style:font-name-complex="Bookman Old Style"/>
    </style:style>
    <style:style style:name="T3" style:family="text">
      <style:text-properties style:font-name-asian="Tahoma"/>
    </style:style>
    <style:style style:name="T4" style:family="text">
      <style:text-properties fo:color="#e36c0a"/>
    </style:style>
    <style:style style:name="T5" style:family="text">
      <style:text-properties fo:font-weight="bold" officeooo:rsid="001fac1e" style:font-weight-asian="bold" style:font-weight-complex="bold"/>
    </style:style>
    <style:style style:name="T6" style:family="text">
      <style:text-properties officeooo:rsid="001fac1e"/>
    </style:style>
    <style:style style:name="T7" style:family="text">
      <style:text-properties officeooo:rsid="00217020"/>
    </style:style>
    <style:style style:name="T8" style:family="text">
      <style:text-properties fo:font-weight="normal" officeooo:rsid="001fac1e" style:font-weight-asian="normal" style:font-weight-complex="normal"/>
    </style:style>
    <style:style style:name="T9" style:family="text">
      <style:text-properties fo:font-weight="normal" officeooo:rsid="00217020" style:font-weight-asian="normal" style:font-weight-complex="normal"/>
    </style:style>
    <style:style style:name="T10" style:family="text">
      <style:text-properties fo:font-weight="normal" officeooo:rsid="0046cde5" style:font-weight-asian="normal" style:font-weight-complex="normal"/>
    </style:style>
    <style:style style:name="T11" style:family="text">
      <style:text-properties fo:font-weight="normal" officeooo:rsid="0048c8dc" style:font-weight-asian="normal" style:font-weight-complex="normal"/>
    </style:style>
    <style:style style:name="T12" style:family="text">
      <style:text-properties fo:font-weight="normal" officeooo:rsid="00492e87" style:font-weight-asian="normal" style:font-weight-complex="normal"/>
    </style:style>
    <style:style style:name="T13" style:family="text">
      <style:text-properties fo:font-weight="normal" officeooo:rsid="004a6937" style:font-weight-asian="normal" style:font-weight-complex="normal"/>
    </style:style>
    <style:style style:name="T14" style:family="text">
      <style:text-properties fo:font-weight="normal" officeooo:rsid="00507c1f" style:font-weight-asian="normal" style:font-weight-complex="normal"/>
    </style:style>
    <style:style style:name="T15" style:family="text">
      <style:text-properties officeooo:rsid="005219b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row>
          <table:table-cell table:style-name="table_5f_header.A1" office:value-type="string">
            <text:p text:style-name="P10"><text:span text:style-name="T6">CLIENTE<text:line-break/></text:span><text:span text:style-name="T14">[NOME_DO_CLIENTE]</text:span></text:p>
          </table:table-cell>
          <table:table-cell table:style-name="table_5f_header.B1" table:number-columns-spanned="3" office:value-type="string">
            <text:p text:style-name="P5"><text:span text:style-name="T6">CONTATO<text:line-break/></text:span><text:span text:style-name="T8">[CONTAT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5"><text:span text:style-name="T6">ORIGEM<text:line-break/></text:span><text:span text:style-name="T8">[ENDERECO_ORIGEM]</text:span></text:p>
          </table:table-cell>
          <table:table-cell table:style-name="table_5f_header.B2" table:number-columns-spanned="3" office:value-type="string">
            <text:p text:style-name="P7"><text:span text:style-name="T6">BAIRRO<text:line-break/></text:span><text:span text:style-name="T10">[FIELD_ALEATORI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6"><text:span text:style-name="T7">CIDADE<text:line-break/></text:span><text:span text:style-name="T9">[CIDADE_ORIGEM]</text:span></text:p>
          </table:table-cell>
          <table:table-cell table:style-name="table_5f_header.A2" office:value-type="string">
            <text:p text:style-name="P8"><text:span text:style-name="T7">UF</text:span><text:span text:style-name="T11"><text:line-break/>[CAMPO_ALEATORIO]</text:span></text:p>
          </table:table-cell>
          <table:table-cell table:style-name="table_5f_header.B2" table:number-columns-spanned="2" office:value-type="string">
            <text:p text:style-name="P6"><text:span text:style-name="T7">CEP<text:line-break/></text:span><text:span text:style-name="T9">[CEP_ORIGEM]</text:span></text:p>
          </table:table-cell>
          <table:covered-table-cell/>
        </table:table-row>
        <table:table-row>
          <table:table-cell table:style-name="table_5f_header.A2" office:value-type="string">
            <text:p text:style-name="P5"><text:span text:style-name="T6">DESTINO<text:line-break/></text:span><text:span text:style-name="T9">[ENDERECO_DESTINO]</text:span></text:p>
          </table:table-cell>
          <table:table-cell table:style-name="table_5f_header.B2" table:number-columns-spanned="3" office:value-type="string">
            <text:p text:style-name="P9"><text:span text:style-name="T6">BAIRRO</text:span><text:span text:style-name="T8"><text:line-break/></text:span><text:span text:style-name="T12">[NEIGHBORHOOD_TARGET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6"><text:span text:style-name="T7">CIDADE<text:line-break/></text:span><text:span text:style-name="T9">[CIDADE_DESTINO]</text:span></text:p>
          </table:table-cell>
          <table:table-cell table:style-name="table_5f_header.A2" office:value-type="string">
            <text:p text:style-name="P6"><text:span text:style-name="T7">UF</text:span><text:span text:style-name="T9"><text:line-break/></text:span><text:span text:style-name="T13">[STATE_TARGET]</text:span></text:p>
          </table:table-cell>
          <table:table-cell table:style-name="table_5f_header.B2" table:number-columns-spanned="2" office:value-type="string">
            <text:p text:style-name="P6"><text:span text:style-name="T7">CEP'<text:line-break/></text:span><text:span text:style-name="T9">[CEP_DESTINO]</text:span></text:p>
          </table:table-cell>
          <table:covered-table-cell/>
        </table:table-row>
        <table:table-row>
          <table:table-cell table:style-name="table_5f_header.A2" office:value-type="string">
            <text:p text:style-name="P5"><text:span text:style-name="T6">RESPONSAVEL NO LOCAL<text:line-break/></text:span><text:span text:style-name="T9">[CONTATO_LOCAL]</text:span></text:p>
          </table:table-cell>
          <table:table-cell table:style-name="table_5f_header.A2" table:number-columns-spanned="2" office:value-type="string">
            <text:p text:style-name="P5"><text:span text:style-name="T6">DATA DA COLETA<text:line-break/></text:span><text:span text:style-name="T9">[DATA_COLETA]</text:span></text:p>
          </table:table-cell>
          <table:covered-table-cell/>
          <table:table-cell table:style-name="table_5f_header.B2" office:value-type="string">
            <text:p text:style-name="P5"><text:span text:style-name="T6">PRZ. ENTREGA<text:line-break/></text:span><text:span text:style-name="T9">[PRZ_ENTREGA]</text:span></text:p>
          </table:table-cell>
        </table:table-row>
        <table:table-row>
          <table:table-cell table:style-name="table_5f_header.B2" table:number-columns-spanned="4" office:value-type="string">
            <text:p text:style-name="P13"><text:span text:style-name="T5">OBSERVAÇÃO</text:span><text:span text:style-name="T6"><text:line-break/>[OBSERVACAO]</text:span></text:p>
          </table:table-cell>
          <table:covered-table-cell/>
          <table:covered-table-cell/>
          <table:covered-table-cell/>
        </table:table-row>
      </table:table>
      <text:p text:style-name="P14"/>
      <text:p text:style-name="P14"/>
      <text:p text:style-name="P15">INVENTÁRIO DE BENS<text:tab/><text:tab/>Nº [OS_NUMERO]/[OS_ANO]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6">NUMERO</text:p>
          </table:table-cell>
          <table:table-cell table:style-name="Tabela1.A1" office:value-type="string">
            <text:p text:style-name="P11">DESCRICAO</text:p>
          </table:table-cell>
          <table:table-cell table:style-name="Tabela1.A1" office:value-type="string">
            <text:p text:style-name="P11">ESTADO DA PECA</text:p>
          </table:table-cell>
          <table:table-cell table:style-name="Tabela1.D1" office:value-type="string">
            <text:p text:style-name="P11">VALOR PARA SEGURO</text:p>
          </table:table-cell>
        </table:table-row>
        <table:table-row>
          <table:table-cell table:style-name="Tabela1.A2" office:value-type="string">
            <text:p text:style-name="P12">[NUMERO]</text:p>
          </table:table-cell>
          <table:table-cell table:style-name="Tabela1.A2" office:value-type="string">
            <text:p text:style-name="P12">[DESCRICAO]</text:p>
          </table:table-cell>
          <table:table-cell table:style-name="Tabela1.A2" office:value-type="string">
            <text:p text:style-name="P12">[ESTADO]</text:p>
          </table:table-cell>
          <table:table-cell table:style-name="Tabela1.D2" office:value-type="string">
            <text:p text:style-name="P12">[VALOR]</text:p>
          </table:table-cell>
        </table:table-row>
      </table:table>
      <text:p text:style-name="P18"/>
      <text:p text:style-name="P19">_____________________________________<text:tab/> <text:s text:c="7"/>__________________________________</text:p>
      <text:p text:style-name="P20"><text:span text:style-name="T15">Ass. Inventárista<text:tab/><text:tab/><text:tab/><text:tab/><text:tab/>Ass. Cli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Bookman Old Style" fo:font-size="8pt" fo:language="pt" fo:country="BR" style:font-name-asian="Calibri" style:font-size-asian="8pt" style:language-asian="zh" style:country-asian="CN" style:font-name-complex="Times New Roman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ahoma" fo:font-size="12pt" style:font-name-asian="Times New Roman" style:font-size-asian="12pt" style:font-name-complex="Times New Roman" style:font-size-complex="10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style:contextual-spacing="false" fo:line-height="100%" fo:text-align="end" style:justify-single-word="false" fo:keep-with-next="always"/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style:font-name-complex="Tahoma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style:contextual-spacing="true" fo:line-height="200%" fo:text-indent="0cm" style:auto-text-indent="false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/>
      <style:text-properties style:font-name="Calibri" style:font-name-complex="Calib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style:font-name-asian="Calibri" style:font-name-complex="Tahom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orpo_20_de_20_texto_20_Char" style:display-name="Corpo de texto Char" style:family="text">
      <style:text-properties style:font-name="Tahoma" fo:font-size="12pt" style:font-name-asian="Times New Roman" style:font-size-asian="12pt" style:font-name-complex="Times New Roman" style:font-size-complex="10pt"/>
    </style:style>
    <style:style style:name="Título_20_5_20_Char" style:display-name="Título 5 Char" style:family="text"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Corpo_20_de_20_texto_20_3_20_Char" style:display-name="Corpo de texto 3 Char" style:family="text">
      <style:text-properties style:font-name="Calibri" style:font-name-complex="Calibr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-asian="Bookman Old Style" style:font-name-complex="Bookman Old Style"/>
    </style:style>
    <style:style style:name="MP2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MP4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font-name-asian="Bookman Old Style" style:font-name-complex="Bookman Old Style"/>
    </style:style>
    <style:style style:name="MT3" style:family="text">
      <style:text-properties style:font-name-asian="Tahoma"/>
    </style:style>
    <style:style style:name="MT4" style:family="text">
      <style:text-properties fo:color="#e36c0a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0.861cm" fo:margin-left="2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0.96cm" fo:margin-left="2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figuras1" text:anchor-type="as-char" svg:width="8.946cm" svg:height="1.09cm" draw:z-index="0"><draw:image xlink:href="Pictures/1000000000000425000000924F85EBB0.jpg" xlink:type="simple" xlink:show="embed" xlink:actuate="onLoad"/></draw:frame></text:span><text:span text:style-name="MT2"> <text:s text:c="28"/></text:span><text:span text:style-name="MT1"><draw:frame draw:style-name="Mfr1" draw:name="figuras2" text:anchor-type="as-char" svg:width="1.552cm" svg:height="0.953cm" draw:z-index="1"><draw:image xlink:href="Pictures/10000000000000B800000070E8186428.jpg" xlink:type="simple" xlink:show="embed" xlink:actuate="onLoad"/></draw:frame></text:span><text:span text:style-name="MT2"> <text:s text:c="4"/></text:span><text:span text:style-name="MT1"><draw:frame draw:style-name="Mfr1" draw:name="figuras3" text:anchor-type="as-char" svg:width="3.738cm" svg:height="0.949cm" draw:z-index="2"><draw:image xlink:href="Pictures/100000000000018700000061FAE4610B.jpg" xlink:type="simple" xlink:show="embed" xlink:actuate="onLoad"/></draw:frame></text:span><text:span text:style-name="MT2"> <text:s text:c="19"/></text:span></text:p>
        <text:p text:style-name="MP1"><text:s text:c="98"/></text:p>
      </style:header>
      <style:footer>
        <text:h text:style-name="Heading_20_5" text:outline-level="5"><text:span text:style-name="MT3"><text:s text:c="114"/></text:span><text:span text:style-name="MT4">_______________________________________________________________________________</text:span></text:h>
        <text:p text:style-name="MP2">Rua: Álvares Cabral, 919 <text:s/>– Bairro: Serrinha – CEP: 60741-200 - Fortaleza-Ce</text:p>
        <text:p text:style-name="MP2">85 3245.2585 email: comercial@smtransportadora.com.br</text:p>
        <text:p text:style-name="MP3">www.smtransportadora.com.br <text:s/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naldo José Lisboa Leite</meta:initial-creator>
    <meta:creation-date>2015-04-27T13:43:00</meta:creation-date>
    <dc:date>2015-05-27T09:50:40</dc:date>
    <meta:print-date>2014-05-12T09:40:00</meta:print-date>
    <meta:editing-cycles>49</meta:editing-cycles>
    <meta:editing-duration>P23DT22H48M44S</meta:editing-duration>
    <meta:generator>LibreOffice/3.6$Linux_X86_64 LibreOffice_project/2ef5aff-a6fb0ff-166bdff-cf087ad-0f1389</meta:generator>
    <dc:creator>igor </dc:creator>
    <meta:document-statistic meta:table-count="2" meta:image-count="3" meta:object-count="0" meta:page-count="1" meta:paragraph-count="33" meta:word-count="78" meta:character-count="1116" meta:non-whitespace-character-count="784"/>
    <meta:user-defined meta:name="Informações 1"/>
    <meta:user-defined meta:name="Informações 2"/>
    <meta:user-defined meta:name="Informações 3"/>
    <meta:user-defined meta:name="Informações 4"/>
  </office:meta>
</office:document-meta>
</file>